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ropshipping</text:span></text:p>
      <text:p text:style-name="P1"><text:span text:style-name="T1"/></text:p>
      <text:p text:style-name="P2"><text:span text:style-name="T2"/></text:p>
      <text:p text:style-name="P2"><draw:frame text:anchor-type="as-char" svg:width="32.28mm" svg:height="14.29mm" style:rel-width="scale" style:rel-height="scale"><draw:object-ole xlink:href="OleObj1"/><draw:image xlink:href="ObjectReplacements/OleObj1"/></draw:frame><text:span text:style-name="T2"><text:s text:c="5"/>----------&gt; slutresultat</text:span></text:p>
      <text:p text:style-name="P2"><text:span text:style-name="T2"/></text:p>
      <text:p text:style-name="P2"><draw:frame text:anchor-type="as-char" svg:width="37.84mm" svg:height="14.29mm" style:rel-width="scale" style:rel-height="scale"><draw:object-ole xlink:href="OleObj2"/><draw:image xlink:href="ObjectReplacements/OleObj2"/></draw:frame><text:span text:style-name="T2"><text:s/>---------&gt;<text:s text:c="2"/>Förväntning från start</text:span></text:p>
      <text:p text:style-name="P2"><text:span text:style-name="T2"/></text:p>
      <text:p text:style-name="P2"><text:span text:style-name="T2">Syfet med detta project för mig var att kunna skapa ett system som hanterar ordrar &amp; leveranser uta ett finger. <text:line-break/></text:span></text:p>
      <text:p text:style-name="P2"><text:span text:style-name="T2">Från första diagrammet så designade jag NÄSTAN allt jag hade kunnat tänka mig. <text:line-break/>Men i grunden så är det allt som behövs för att driva ett Dropshipping bolag. </text:span></text:p>
      <text:p text:style-name="P2"><text:span text:style-name="T2"/></text:p>
      <text:p text:style-name="P2"><text:span text:style-name="T2">Slutresultatet blev lite anorlunda, jag fick ta bort </text:span></text:p>
      <text:p text:style-name="P2"><text:span text:style-name="T2">1. Supplier</text:span></text:p>
      <text:p text:style-name="P2"><text:span text:style-name="T2">2. Prodocts_to_supplier </text:span></text:p>
      <text:p text:style-name="P2"><text:span text:style-name="T2">efersom min kundskap i C# inte räckte till för dem tabellerna.</text:span></text:p>
      <text:p text:style-name="P2"><text:span text:style-name="T2">Men jag är nöjd med resultatet. </text:span></text:p>
      <text:p text:style-name="P2"><text:span text:style-name="T2"/></text:p>
      <text:p text:style-name="P2"><text:span text:style-name="T3">Några djupdyk:</text:span><text:span text:style-name="T4"><text:line-break/><text:line-break/><text:line-break/>Jag märkte när jag skulle använda dapper i c# så krävdes det att jag behövde ha en tom konstruktor. <text:line-break/>Exempel :<text:line-break/>C# i cs filen Products behövde jag en tom konstruktor så att dapper skulle förstå och sammankoppla med databasen. </text:span></text:p>
      <text:p text:style-name="P2"><text:span text:style-name="T4"/></text:p>
      <text:p text:style-name="P2"><text:span text:style-name="T4">Ett annat problem jag satt och grubblade på länge var min ShoppingCart. <text:line-break/>Från början försökte jag använda min ShoppingCart som data från databasen. <text:line-break/>Men det visade sig att det är temporär data som lagras i C#.</text:span></text:p>
      <text:p text:style-name="P2"><text:span text:style-name="T4">Det räckte bara att jag gjorde en ny lista i klassen Shoppingcart, göra en foreach loop</text:span></text:p>
      <text:p text:style-name="P2"><text:span text:style-name="T4">och mata in en Console.WriteLine mellan kodblocken. </text:span></text:p>
      <text:p text:style-name="P2"><text:span text:style-name="T4"/></text:p>
      <text:p text:style-name="P2"><text:span text:style-name="T5">Vidareutveckling:</text:span></text:p>
      <text:p text:style-name="P2"><text:span text:style-name="T6">Tanken från början var att jag ville skapa ett automatiskt system.<text:line-break/>Dvs när en kund köper en produkt från mig, skulle en orderbekreftelse automatiskt skickas till min leverantör som skickar produkten till kunden direkt. <text:line-break/><text:line-break/>För att det skulle fungera skulle jag gjort en ny table som jag döper till EMAIL.</text:span></text:p>
      <text:p text:style-name="P2"><text:span text:style-name="T6">Den hade haft en trigger på insert som hade tagit det nyaste markerade email_idt och gjort det till en stored procedure. <text:line-break/>Den hade accepterat den email_idt och läser EMAIL tabellen för att få den data den behöver för att skicka mailet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